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2 CORINTHIANS 7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RESOLUTION (7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REQUEST (7:2-4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REQUEST (7:2-4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What the apostle asks (7:2a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Why the apostle asks (7:2b-4)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Why the apostle asks (7:2b-4)<text:s text:c="1"/></text:span><text:span text:style-name="a462" text:class-names=""/></text:p>
          </draw:text-box>
          <svg:title/>
          <svg:desc/>
        </draw:frame>
        <draw:frame draw:id="id88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has never wronged them (7:2b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has them in his heart (7:3-4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4" draw:style-name="a475" draw:master-page-name="Master1-Layout12-tx-Title-and-Text" presentation:presentation-page-layout-name="Master1-PPL12" draw:id="Slide-259">
        <draw:frame draw:id="id89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THE REQUEST (7:2-4)<text:s text:c="1"/></text:span><text:span text:style-name="a477" text:class-names=""/></text:p>
          </draw:text-box>
          <svg:title/>
          <svg:desc/>
        </draw:frame>
        <draw:frame draw:id="id90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What the apostle asks (7:2a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Why the apostle asks (7:2b-4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5" draw:style-name="a490" draw:master-page-name="Master1-Layout12-tx-Title-and-Text" presentation:presentation-page-layout-name="Master1-PPL12" draw:id="Slide-260">
        <draw:frame draw:id="id91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2 CORINTHIANS 7<text:s text:c="1"/></text:span><text:span text:style-name="a492" text:class-names=""/></text:p>
          </draw:text-box>
          <svg:title/>
          <svg:desc/>
        </draw:frame>
        <draw:frame draw:id="id92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THE RESOLUTION (7:1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THE REQUEST (7:2-4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THE RELIEF (7:5-7): Paul expresses a twofold relief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6" draw:style-name="a508" draw:master-page-name="Master1-Layout12-tx-Title-and-Text" presentation:presentation-page-layout-name="Master1-PPL12" draw:id="Slide-261">
        <draw:frame draw:id="id93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THE RELIEF (7:5-7): Paul expresses a twofold relief.<text:s text:c="1"/></text:span><text:span text:style-name="a510" text:class-names=""/></text:p>
          </draw:text-box>
          <svg:title/>
          <svg:desc/>
        </draw:frame>
        <draw:frame draw:id="id94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Upon seeing Titus the man (6:5-6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Upon hearing Titus the messenger (6:7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7" draw:style-name="a523" draw:master-page-name="Master1-Layout12-tx-Title-and-Text" presentation:presentation-page-layout-name="Master1-PPL12" draw:id="Slide-262">
        <draw:frame draw:id="id95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2 CORINTHIANS 7<text:s text:c="1"/></text:span><text:span text:style-name="a525" text:class-names=""/></text:p>
          </draw:text-box>
          <svg:title/>
          <svg:desc/>
        </draw:frame>
        <draw:frame draw:id="id96" presentation:style-name="a543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THE RESOLUTION (7:1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THE REQUEST (7:2-4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RELIEF (7:5-7): Paul expresses a twofold relief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THE REPENTANCE (7:8-11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8" draw:style-name="a544" draw:master-page-name="Master1-Layout12-tx-Title-and-Text" presentation:presentation-page-layout-name="Master1-PPL12" draw:id="Slide-263">
        <draw:frame draw:id="id97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THE REPENTANCE (7:8-11):<text:s text:c="1"/></text:span><text:span text:style-name="a546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first is brought about by genuine sorrow over one's sin and leads to salvation (7:810a, 11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second is false and leads to death (7:10b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9" draw:style-name="a559" draw:master-page-name="Master1-Layout12-tx-Title-and-Text" presentation:presentation-page-layout-name="Master1-PPL12" draw:id="Slide-264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2 CORINTHIANS 7<text:s text:c="1"/></text:span><text:span text:style-name="a561" text:class-names=""/></text:p>
          </draw:text-box>
          <svg:title/>
          <svg:desc/>
        </draw:frame>
        <draw:frame draw:id="id100" presentation:style-name="a582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HE RESOLUTION (7:1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REQUEST (7:2-4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RELIEF (7:5-7): Paul expresses a twofold relief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HE REPENTANCE (7:8-11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REAFFIRMATION (7:12-16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0" draw:style-name="a583" draw:master-page-name="Master1-Layout12-tx-Title-and-Text" presentation:presentation-page-layout-name="Master1-PPL12" draw:id="Slide-265">
        <draw:frame draw:id="id101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REAFFIRMATION (7:12-16):<text:s text:c="1"/></text:span><text:span text:style-name="a585" text:class-names=""/></text:p>
          </draw:text-box>
          <svg:title/>
          <svg:desc/>
        </draw:frame>
        <draw:frame draw:id="id102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y received Titus (7:13b-16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y repented of their sin (7:12-13a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1" draw:style-name="a598" draw:master-page-name="Master1-Layout12-tx-Title-and-Text" presentation:presentation-page-layout-name="Master1-PPL12" draw:id="Slide-266">
        <draw:frame draw:id="id103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2 CORINTHIANS 7<text:s text:c="1"/></text:span><text:span text:style-name="a600" text:class-names=""/></text:p>
          </draw:text-box>
          <svg:title/>
          <svg:desc/>
        </draw:frame>
        <draw:frame draw:id="id104" presentation:style-name="a621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THE RESOLUTION (7:1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REQUEST (7:2-4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HE RELIEF (7:5-7): Paul expresses a twofold relief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REPENTANCE (7:8-11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REAFFIRMATION (7:12-16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7 </dc:title>
    <meta:initial-creator>David STRICKLAND</meta:initial-creator>
    <dc:creator>David STRICKLAND</dc:creator>
    <meta:creation-date>2020-02-22T17:28:36Z</meta:creation-date>
    <dc:date>2020-02-22T17:28:36Z</dc:date>
    <meta:template xlink:href="BibleStudy" xlink:type="simple"/>
    <meta:editing-cycles>1</meta:editing-cycles>
    <meta:editing-duration>PT0S</meta:editing-duration>
    <meta:document-statistic meta:paragraph-count="42" meta:word-count="291"/>
  </office:meta>
</office:document-meta>
</file>